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6.55pt"/>
    </style:style>
    <style:style style:name="co2" style:family="table-column">
      <style:table-column-properties fo:break-before="auto" style:column-width="617.61pt"/>
    </style:style>
    <style:style style:name="co3" style:family="table-column">
      <style:table-column-properties fo:break-before="auto" style:column-width="20.01pt"/>
    </style:style>
    <style:style style:name="co4" style:family="table-column">
      <style:table-column-properties fo:break-before="auto" style:column-width="50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70.05pt"/>
    </style:style>
    <style:style style:name="co7" style:family="table-column">
      <style:table-column-properties fo:break-before="auto" style:column-width="24.29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0.01pt" fo:break-before="auto" style:use-optimal-row-height="false"/>
    </style:style>
    <style:style style:name="ro3" style:family="table-row">
      <style:table-row-properties style:row-height="12.6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1f1c1b"/>
    </style:style>
    <style:style style:name="ce2" style:family="table-cell" style:parent-style-name="Default">
      <style:text-properties fo:color="#1f1c1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1f1c1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2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UDF&lt;c&gt; #&lt;imm16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7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(0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<text:s text:c="2"/>CPS&lt;effect&gt;,&lt;iflags&gt;{,#&lt;mode&gt;} CPS#&lt;mode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2</text:p>
          </table:table-cell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(0)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(0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(0)</text:p>
          </table:table-cell>
          <table:table-cell office:value-type="string" calcext:value-type="string">
            <text:p><text:s text:c="2"/>SETEND &lt;endian specifier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7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PLI [&lt;Rn&gt;,#+/-&lt;imm12&gt;] PLI &lt;label&gt; PLI [PC,#-0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29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string" calcext:value-type="string">
            <text:p>(1)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office:value-type="string" calcext:value-type="string">
            <text:p><text:s text:c="2"/>CLREX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3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string" calcext:value-type="string">
            <text:p>(1)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<text:s text:c="2"/>DSB &lt;optio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44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string" calcext:value-type="string">
            <text:p>(1)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<text:s text:c="2"/>DMB &lt;optio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4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string" calcext:value-type="string">
            <text:p>(1)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<text:s text:c="2"/>ISB &lt;optio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5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PLD{W} [&lt;Rn&gt;,#+/-&lt;imm12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26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PLD &lt;label&gt; PLD [PC,#-0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27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PLI [&lt;Rn&gt;,+/-&lt;Rm&gt;{,&lt;sift&gt;}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PLD{W} [&lt;Rn&gt;,+/-&lt;Rm&gt;{,&lt;sift&gt;}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28</text:p>
          </table:table-cell>
        </table:table-row>
        <table:table-row table:style-name="ro3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1)</text:p>
          </table:table-cell>
          <table:table-cell table:number-columns-repeated="9" office:value-type="string" calcext:value-type="string">
            <text:p>(0)</text:p>
          </table:table-cell>
          <table:table-cell office:value-type="string" calcext:value-type="string">
            <text:p><text:s text:c="2"/>RFE{&lt;amode&gt;} &lt;Rn&gt;{!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13</text:p>
          </table:table-cell>
        </table:table-row>
        <table:table-row table:style-name="ro3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(1)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1)</text:p>
          </table:table-cell>
          <table:table-cell table:number-columns-repeated="5" office:value-type="string" calcext:value-type="string">
            <text:p>(0)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(1)</text:p>
          </table:table-cell>
          <table:table-cell table:number-columns-repeated="3" office:value-type="string" calcext:value-type="string">
            <text:p>(0)</text:p>
          </table:table-cell>
          <table:table-cell table:number-columns-repeated="5" office:value-type="string" calcext:value-type="string">
            <text:p>m</text:p>
          </table:table-cell>
          <table:table-cell office:value-type="string" calcext:value-type="string">
            <text:p><text:s text:c="2"/>SRS{&lt;amode&gt;} SP{!},#&lt;mode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16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4" office:value-type="string" calcext:value-type="string">
            <text:p>x</text:p>
          </table:table-cell>
          <table:table-cell office:value-type="string" calcext:value-type="string">
            <text:p><text:s text:c="2"/>BLX &lt;label&gt;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2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MUL{S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1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AND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AND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MLA{S}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0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EOR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4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EOR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47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UMAAL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UB{S}&lt;c&gt; &lt;Rd&gt;,SP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2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UB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2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UB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2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MLS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0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RSB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RSB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ADD{S}&lt;c&gt; &lt;Rd&gt;,SP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1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UMULL{S}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ADD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ADD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UMLAL{S}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ADC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ADC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ULL{S}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BC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BC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2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LAL{S}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RSC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RSC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TRHT&lt;c&gt; &lt;Rt&gt;,[&lt;Rn&gt;],+/-&lt;Rm&gt;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21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DRHT&lt;c&gt; &lt;Rt&gt;,[&lt;Rn&gt;],+/-&lt;Rm&gt;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8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DRSBT&lt;c&gt; &lt;Rt&gt;,[&lt;Rn&gt;],+/-&lt;Rm&gt;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8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DRST&lt;c&gt; &lt;Rt&gt;,[&lt;Rn&gt;],+/-&lt;Rm&gt;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9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STRHT&lt;c&gt; &lt;Rt&gt;,[&lt;Rn&gt;],{,#+/-&lt;imm8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LDRHT&lt;c&gt; &lt;Rt&gt;,[&lt;Rn&gt;],{,#+/-&lt;imm8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LDRSBT&lt;c&gt; &lt;Rt&gt;,[&lt;Rn&gt;],{,#+/-&lt;imm8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LDRST&lt;c&gt; &lt;Rt&gt;,[&lt;Rn&gt;],{,#+/-&lt;imm8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9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LA&lt;x&gt;&lt;y&gt;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ADD&lt;c&gt; &lt;Rd&gt;,&lt;Rm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TST&lt;c&gt; 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TST&lt;c&gt; 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LAW&lt;y&gt;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ULW&lt;y&gt;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SUB&lt;c&gt; &lt;Rd&gt;,&lt;Rm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BKPT #&lt;imm16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BX&lt;c&gt; 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BXJ&lt;c&gt; 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BLX&lt;c&gt; 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TEQ&lt;c&gt; 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TEQ&lt;c&gt; 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8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LAL&lt;x&gt;&lt;y&gt;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DADD&lt;c&gt; &lt;Rd&gt;,&lt;Rm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8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HVC #&lt;im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CMP&lt;c&gt; 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3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CMP&lt;c&gt; 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3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UL&lt;x&gt;&lt;y&gt;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DSUB&lt;c&gt; &lt;Rd&gt;,&lt;Rm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(1)</text:p>
          </table:table-cell>
          <table:table-cell office:value-type="string" calcext:value-type="string">
            <text:p>(0)</text:p>
          </table:table-cell>
          <table:table-cell office:value-type="string" calcext:value-type="string">
            <text:p><text:s text:c="2"/>ERET&lt;c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SMC&lt;c&gt; #&lt;imm4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1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CLZ&lt;c&gt; &lt;Rd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3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CMN&lt;c&gt; 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3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CMN&lt;c&gt; 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3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office:value-type="string" calcext:value-type="string">
            <text:p><text:s text:c="2"/>SWP{B}&lt;c&gt; &lt;Rt&gt;,&lt;Rt2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2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(0)</text:p>
          </table:table-cell>
          <table:table-cell office:value-type="string" calcext:value-type="string">
            <text:p><text:s text:c="2"/>MRS&lt;c&gt; &lt;Rd&gt;,&lt;banked reg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(0)</text:p>
          </table:table-cell>
          <table:table-cell office:value-type="string" calcext:value-type="string">
            <text:p><text:s text:c="2"/>MRS&lt;c&gt; &lt;Rd&gt;,&lt;spec reg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MSR&lt;c&gt; &lt;spec reg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1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MSR&lt;c&gt; &lt;banked reg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1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office:value-type="string" calcext:value-type="string">
            <text:p><text:s text:c="2"/>STREX&lt;c&gt; &lt;Rd&gt;,&lt;Rt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office:value-type="string" calcext:value-type="string">
            <text:p><text:s text:c="2"/>LDREX&lt;c&gt; &lt;Rt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ORR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2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ORR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2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office:value-type="string" calcext:value-type="string">
            <text:p><text:s text:c="2"/>STREXD&lt;c&gt; &lt;Rd&gt;,&lt;Rt&gt;,&lt;Rt2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office:value-type="string" calcext:value-type="string">
            <text:p><text:s text:c="2"/>LDREXD&lt;c&gt; &lt;Rt&gt;,&lt;Rt2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MOV{S}&lt;c&gt; &lt;Rd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0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RRX{S}&lt;c&gt; &lt;Rd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LSL{S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9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LSR{S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9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ASR{S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ROR{S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SL{S}&lt;c&gt; &lt;Rd&gt;,&lt;Rm&gt;,#&lt;imm5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94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SR{S}&lt;c&gt; &lt;Rd&gt;,&lt;Rm&gt;,#&lt;im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96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ASR{S}&lt;c&gt; &lt;Rd&gt;,&lt;Rm&gt;,#&lt;im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ROR{S}&lt;c&gt; &lt;Rd&gt;,&lt;Rm&gt;,#&lt;im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office:value-type="string" calcext:value-type="string">
            <text:p><text:s text:c="2"/>STREXB&lt;c&gt; &lt;Rd&gt;,&lt;Rt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office:value-type="string" calcext:value-type="string">
            <text:p><text:s text:c="2"/>LDREXB&lt;c&gt; &lt;Rt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BIC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BIC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office:value-type="string" calcext:value-type="string">
            <text:p><text:s text:c="2"/>STREXH&lt;c&gt; &lt;Rd&gt;,&lt;Rt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office:value-type="string" calcext:value-type="string">
            <text:p><text:s text:c="2"/>LDREXH&lt;c&gt; &lt;Rt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MVN{S}&lt;c&gt; &lt;Rd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1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MVN{S}&lt;c&gt; &lt;Rd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16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&lt;opc1&gt;S&lt;c&gt; PC,&lt;Rn&gt;,&lt;Rm&gt;{,&lt;sift&gt;} &lt;opc2&gt;S&lt;c&gt; PC,&lt;Rm&gt;{,&lt;sift&gt;} &lt;opc3&gt;S&lt;c&gt; PC,&lt;Rn&gt;,#&lt;const&gt; RRXS&lt;c&gt; PC,&lt;Rn&gt;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B9.3.2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TRH&lt;c&gt; &lt;Rt&gt;,[&lt;Rn&gt;,+/-&lt;Rm&gt;]{!} STRH&lt;c&gt; &lt;Rt&gt;,[&lt;Rn&gt;],+/-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DRD&lt;c&gt; &lt;Rt&gt;,&lt;Rt2&gt;,[&lt;Rn&gt;,+/-&lt;Rm&gt;]{!} LDRD&lt;c&gt; &lt;Rt&gt;,&lt;Rt2&gt;,[&lt;Rn&gt;],+/-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TRD&lt;c&gt; &lt;Rt&gt;,&lt;Rt2&gt;,[&lt;Rn&gt;,+/-&lt;Rm&gt;]{!} STRD&lt;c&gt; &lt;Rt&gt;,&lt;Rt2&gt;,[&lt;Rn&gt;],+/-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DRH&lt;c&gt; &lt;Rt&gt;,[&lt;Rn&gt;,+/-&lt;Rm&gt;]{!} LDRH&lt;c&gt; &lt;Rt&gt;,[&lt;Rn&gt;],+/-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DRSB&lt;c&gt; &lt;Rt&gt;,[&lt;Rn&gt;,+/-&lt;Rm&gt;]{!} LDRSB&lt;c&gt; &lt;Rt&gt;,[&lt;Rn&gt;],+/-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DRS&lt;c&gt; &lt;Rt&gt;,[&lt;Rn&gt;,+/-&lt;Rm&gt;]{!} LDRS&lt;c&gt; &lt;Rt&gt;,[&lt;Rn&gt;],+/-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9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STRH&lt;c&gt; &lt;Rt&gt;,[&lt;Rn&gt;{,#+/-&lt;imm8&gt;}] STRH&lt;c&gt; &lt;Rt&gt;,[&lt;Rn&gt;],#+/-&lt;imm8&gt; STRH&lt;c&gt; &lt;Rt&gt;,[&lt;Rn&gt;,#+/-&lt;imm8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LDRD&lt;c&gt; &lt;Rt&gt;,&lt;Rt2&gt;,[&lt;Rn&gt;{,#+/-&lt;imm8&gt;}] LDRD&lt;c&gt; &lt;Rt&gt;,&lt;Rt2&gt;,[&lt;Rn&gt;],#+/-&lt;imm8&gt; LDRD&lt;c&gt; &lt;Rt&gt;,&lt;Rt2&gt;,[&lt;Rn&gt;,#+/-&lt;imm8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STRD&lt;c&gt; &lt;Rt&gt;,&lt;Rt2&gt;,[&lt;Rn&gt;{,#+/-&lt;imm8&gt;}] STRD&lt;c&gt; &lt;Rt&gt;,&lt;Rt2&gt;,[&lt;Rn&gt;],#+/-&lt;imm8&gt; STRD&lt;c&gt; &lt;Rt&gt;,&lt;Rt2&gt;,[&lt;Rn&gt;,#+/-&lt;imm8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LDRH&lt;c&gt; &lt;Rt&gt;,&lt;label&gt; LDRH&lt;c&gt; &lt;Rt&gt;,[PC,#-0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LDRSB&lt;c&gt; &lt;Rt&gt;,&lt;label&gt; LDRSB&lt;c&gt; &lt;Rt&gt;,[PC,#-0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LDRS&lt;c&gt; &lt;Rt&gt;,&lt;label&gt; LDRS&lt;c&gt; &lt;Rt&gt;,[PC,#-0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LDRH&lt;c&gt; &lt;Rt&gt;,[&lt;Rn&gt;{,#+/-&lt;imm8&gt;}] LDRH&lt;c&gt; &lt;Rt&gt;,[&lt;Rn&gt;],#+/-&lt;imm8&gt; LDRH&lt;c&gt; &lt;Rt&gt;,[&lt;Rn&gt;,#+/-&lt;imm8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LDRSB&lt;c&gt; &lt;Rt&gt;,[&lt;Rn&gt;{,#+/-&lt;imm8&gt;}] LDRSB&lt;c&gt; &lt;Rt&gt;,[&lt;Rn&gt;],#+/-&lt;imm8&gt; LDRSB&lt;c&gt; &lt;Rt&gt;,[&lt;Rn&gt;,#+/-&lt;imm8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LDRS&lt;c&gt; &lt;Rt&gt;,[&lt;Rn&gt;{,#+/-&lt;imm8&gt;}] LDRS&lt;c&gt; &lt;Rt&gt;,[&lt;Rn&gt;],#+/-&lt;imm8&gt; LDRS&lt;c&gt; &lt;Rt&gt;,[&lt;Rn&gt;,#+/-&lt;imm8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LDRD&lt;c&gt; &lt;Rt&gt;,&lt;Rt2&gt;,&lt;label&gt; LDRD&lt;c&gt; &lt;Rt&gt;,&lt;Rt2&gt;,[PC,#-0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3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AND{S}&lt;c&gt; &lt;Rd&gt;,&lt;Rn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EOR{S}&lt;c&gt; &lt;Rd&gt;,&lt;Rn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46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ADR&lt;c&gt; &lt;Rd&gt;,&lt;label bef&gt; SUB &lt;Rd&gt;,PC,#0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12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SUB{S}&lt;c&gt; &lt;Rd&gt;,SP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25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SUB{S}&lt;c&gt; &lt;Rd&gt;,&lt;Rn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22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RSB{S}&lt;c&gt; &lt;Rd&gt;,&lt;Rn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ADR&lt;c&gt; &lt;Rd&gt;,&lt;label af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2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ADD{S}&lt;c&gt; &lt;Rd&gt;,SP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9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ADD{S}&lt;c&gt; &lt;Rd&gt;,&lt;Rn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5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ADC{S}&lt;c&gt; &lt;Rd&gt;,&lt;Rn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SBC{S}&lt;c&gt; &lt;Rd&gt;,&lt;Rn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1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RSC{S}&lt;c&gt; &lt;Rd&gt;,&lt;Rn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5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MOVW&lt;c&gt; &lt;Rd&gt;,#&lt;imm16&gt;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102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 text:c="2"/>NOP&lt;c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19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YIELD&lt;c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426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WFE&lt;c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424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 text:c="2"/>WFI&lt;c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425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2"/>SEV&lt;c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8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<text:s text:c="2"/>DBG&lt;c&gt; #&lt;optio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42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MOVT&lt;c&gt; &lt;Rd&gt;,#&lt;imm16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06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MSR&lt;c&gt; &lt;spec reg&gt;,#&lt;const&gt; If R and MMMM are zeros =&gt; hint instruction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11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TST&lt;c&gt; &lt;Rn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0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TEQ&lt;c&gt; &lt;Rn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7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CMP&lt;c&gt; &lt;Rn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37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CMN&lt;c&gt; &lt;Rn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34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ORR{S}&lt;c&gt; &lt;Rd&gt;,&lt;Rn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22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MOV{S}&lt;c&gt; &lt;Rd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02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BIC{S}&lt;c&gt; &lt;Rd&gt;,&lt;Rn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MVN{S}&lt;c&gt; &lt;Rd&gt;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15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&lt;opc1&gt;S&lt;c&gt; PC,&lt;Rn&gt;,#&lt;const&gt; &lt;opc2&gt;S&lt;c&gt; PC,#&lt;const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2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2"/>POP&lt;c&gt; &lt;registers&gt;,&lt;Rt&gt;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13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STRT&lt;c&gt; &lt;Rt&gt;,[&lt;Rn&gt;],{,+/-&lt;imm12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2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LDRT&lt;c&gt; &lt;Rt&gt;,[&lt;Rn&gt;],{,#+/-&lt;imm12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9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STRBT&lt;c&gt; &lt;Rt&gt;,[&lt;Rn&gt;],#+/-&lt;imm12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0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LDRBT&lt;c&gt; &lt;Rt&gt;,[&lt;Rn&gt;],#+/-&lt;imm12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2"/>PUSH&lt;c&gt; &lt;registers&gt;,&lt;Rt&gt;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13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STR&lt;c&gt; &lt;Rt&gt;,[&lt;Rn&gt;{,#+/-&lt;imm12&gt;}] STR&lt;c&gt; &lt;Rt&gt;,[&lt;Rn&gt;],#+/-&lt;imm12&gt; STR&lt;c&gt; &lt;Rt&gt;,[&lt;Rn&gt;,#+/-&lt;imm12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0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LDR&lt;c&gt; &lt;Rt&gt;,&lt;label&gt; LDR&lt;c&gt; &lt;Rt&gt;,[PC,#-0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6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LDR&lt;c&gt; &lt;Rt&gt;,[&lt;Rn&gt;{,#+/-&lt;imm12&gt;}] LDR&lt;c&gt; &lt;Rt&gt;,[&lt;Rn&gt;],#+/-&lt;imm12&gt; LDR&lt;c&gt; &lt;Rt&gt;,[&lt;Rn&gt;,#+/-&lt;imm12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6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STRB&lt;c&gt; &lt;Rt&gt;,[&lt;Rn&gt;{,#+/-&lt;imm12&gt;}] STRB&lt;c&gt; &lt;Rt&gt;,[&lt;Rn&gt;],#+/-&lt;imm12&gt; STRB&lt;c&gt; &lt;Rt&gt;,[&lt;Rn&gt;,#+/-&lt;imm12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0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LDRB&lt;c&gt; &lt;Rt&gt;,&lt;label&gt; LDRB&lt;c&gt; &lt;Rt&gt;,[PC,#-0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6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<text:s text:c="2"/>LDRB&lt;c&gt; &lt;Rt&gt;,[&lt;Rn&gt;{,#+/-&lt;imm12&gt;}] LDRB&lt;c&gt; &lt;Rt&gt;,[&lt;Rn&gt;],#+/-&lt;imm12&gt; LDRB&lt;c&gt; &lt;Rt&gt;,[&lt;Rn&gt;,#+/-&lt;imm12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6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ADD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AS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SA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SUB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ADD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SUB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ADD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AS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SA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SUB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ADD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SUB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HADD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HAS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HSA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HSUB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HADD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HSUB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ADD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AS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SA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SUB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ADD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SUB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QADD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QAS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QSA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QSUB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QADD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QSUB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HADD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HAS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HSA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HSUB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HADD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HSUB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XTB16&lt;c&gt; &lt;Rd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XTAB16&lt;c&gt; &lt;Rd&gt;,&lt;Rn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1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PKHBT&lt;c&gt; &lt;Rd&gt;,&lt;Rn&gt;,&lt;Rm&gt;{,LSL#&lt;imm&gt;} PKHTB&lt;c&gt; &lt;Rd&gt;,&lt;Rn&gt;,&lt;Rm&gt;{,ASR#&lt;imm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2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EL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XTB&lt;c&gt; &lt;Rd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3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SAT16&lt;c&gt; &lt;Rd&gt;,#&lt;imm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XTAB&lt;c&gt; &lt;Rd&gt;,&lt;Rn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XTH&lt;c&gt; &lt;Rd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XTAH&lt;c&gt; &lt;Rd&gt;,&lt;Rn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REV&lt;c&gt; &lt;Rd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REV16&lt;c&gt; &lt;Rd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6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SAT&lt;c&gt; &lt;Rd&gt;,#&lt;imm&gt;,&lt;Rn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XTB16&lt;c&gt; &lt;Rd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XTAB16&lt;c&gt; &lt;Rd&gt;,&lt;Rn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XTB&lt;c&gt; &lt;Rd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USAT16&lt;c&gt; &lt;Rd&gt;,#&lt;imm4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XTAB&lt;c&gt; &lt;Rd&gt;,&lt;Rn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XTH&lt;c&gt; &lt;Rd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XTAH&lt;c&gt; &lt;Rd&gt;,&lt;Rn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RBIT&lt;c&gt; &lt;Rd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REVSH&lt;c&gt; &lt;Rd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USAT&lt;c&gt; &lt;Rd&gt;,#&lt;imm5&gt;,&lt;Rn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TRT&lt;c&gt; &lt;Rt&gt;,[&lt;Rn&gt;],+/-&lt;Rm&gt;{,&lt;sift&gt;}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22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DRT&lt;c&gt; &lt;Rt&gt;,[&lt;Rn&gt;],+/-&lt;Rm&gt;{,&lt;sift&gt;}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9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TRBT&lt;c&gt; &lt;Rt&gt;,[&lt;Rn&gt;],+/-&lt;Rm&gt;{,&lt;sift&gt;}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20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DRBT&lt;c&gt; &lt;Rt&gt;,[&lt;Rn&gt;],+/-&lt;Rm&gt;{,&lt;sift&gt;}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7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UAD{X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USD{X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LAD{X}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7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LSD{X}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DIV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UDIV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8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LALD{X}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0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LSLD{X}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MUL{R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MLA{R}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MLS{R}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USAD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4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USADA8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5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w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BFX&lt;c&gt; &lt;Rd&gt;,&lt;Rn&gt;,#&lt;lsb&gt;,#&lt;width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4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b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 text:c="2"/>BFC&lt;c&gt; &lt;Rd&gt;,#&lt;lsb&gt;,#&lt;width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b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BFI&lt;c&gt; &lt;Rd&gt;,&lt;Rn&gt;,#&lt;lsb&gt;,#&lt;width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0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string" calcext:value-type="string">
            <text:p>w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UBFX&lt;c&gt; &lt;Rd&gt;,&lt;Rn&gt;,#&lt;lsb&gt;,#&lt;width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TR&lt;c&gt; &lt;Rt&gt;,[&lt;Rn&gt;,+/-&lt;Rm&gt;{,&lt;sift&gt;}]{!} STR&lt;c&gt; &lt;Rt&gt;,[&lt;Rn&gt;],+/-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0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DR&lt;c&gt; &lt;Rt&gt;,[&lt;Rn&gt;,+/-&lt;Rm&gt;{,&lt;sift&gt;}]{!} LDR&lt;c&gt; &lt;Rt&gt;,[&lt;Rn&gt;],+/-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6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TRB&lt;c&gt; &lt;Rt&gt;,[&lt;Rn&gt;,+/-&lt;Rm&gt;{,&lt;sift&gt;}]{!} STRB&lt;c&gt; &lt;Rt&gt;,[&lt;Rn&gt;],+/-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0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DRB&lt;c&gt; &lt;Rt&gt;,[&lt;Rn&gt;,+/-&lt;Rm&gt;{,&lt;sift&gt;}]{!} LDRB&lt;c&gt; &lt;Rt&gt;,[&lt;Rn&gt;],+/-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16" office:value-type="string" calcext:value-type="string">
            <text:p>L</text:p>
          </table:table-cell>
          <table:table-cell office:value-type="string" calcext:value-type="string">
            <text:p><text:s text:c="2"/>STMDA&lt;c&gt; &lt;Rn&gt;{!},&lt;registe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0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16" office:value-type="string" calcext:value-type="string">
            <text:p>L</text:p>
          </table:table-cell>
          <table:table-cell office:value-type="string" calcext:value-type="string">
            <text:p><text:s text:c="2"/>LDMDA&lt;c&gt; &lt;Rn&gt;{!},&lt;registe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5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L</text:p>
          </table:table-cell>
          <table:table-cell office:value-type="string" calcext:value-type="string">
            <text:p><text:s text:c="2"/>POP&lt;c&gt; &lt;registe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16" office:value-type="string" calcext:value-type="string">
            <text:p>L</text:p>
          </table:table-cell>
          <table:table-cell office:value-type="string" calcext:value-type="string">
            <text:p><text:s text:c="2"/>STM&lt;c&gt; &lt;Rn&gt;{!},&lt;registe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16" office:value-type="string" calcext:value-type="string">
            <text:p>L</text:p>
          </table:table-cell>
          <table:table-cell office:value-type="string" calcext:value-type="string">
            <text:p><text:s text:c="2"/>LDM&lt;c&gt; &lt;Rn&gt;{!},&lt;registe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5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L</text:p>
          </table:table-cell>
          <table:table-cell office:value-type="string" calcext:value-type="string">
            <text:p><text:s text:c="2"/>PUSH&lt;c&gt; &lt;registe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3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16" office:value-type="string" calcext:value-type="string">
            <text:p>L</text:p>
          </table:table-cell>
          <table:table-cell office:value-type="string" calcext:value-type="string">
            <text:p><text:s text:c="2"/>STMDB&lt;c&gt; &lt;Rn&gt;{!},&lt;registe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0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16" office:value-type="string" calcext:value-type="string">
            <text:p>L</text:p>
          </table:table-cell>
          <table:table-cell office:value-type="string" calcext:value-type="string">
            <text:p><text:s text:c="2"/>LDMDB&lt;c&gt; &lt;Rn&gt;{!},&lt;registe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60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16" office:value-type="string" calcext:value-type="string">
            <text:p>L</text:p>
          </table:table-cell>
          <table:table-cell office:value-type="string" calcext:value-type="string">
            <text:p><text:s text:c="2"/>STMIB&lt;c&gt; &lt;Rn&gt;{!},&lt;registe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0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16" office:value-type="string" calcext:value-type="string">
            <text:p>L</text:p>
          </table:table-cell>
          <table:table-cell office:value-type="string" calcext:value-type="string">
            <text:p><text:s text:c="2"/>LDMIB&lt;c&gt; &lt;Rn&gt;{!},&lt;registe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61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L</text:p>
          </table:table-cell>
          <table:table-cell office:value-type="string" calcext:value-type="string">
            <text:p><text:s text:c="2"/>LDM{&lt;amode&gt;}&lt;c&gt; &lt;Rn&gt;{!},&lt;registers with pc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5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16" office:value-type="string" calcext:value-type="string">
            <text:p>L</text:p>
          </table:table-cell>
          <table:table-cell office:value-type="string" calcext:value-type="string">
            <text:p><text:s text:c="2"/>STM{&lt;amode&gt;}&lt;c&gt; &lt;Rn&gt;,&lt;registe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17</text:p>
          </table:table-cell>
        </table:table-row>
        <table:table-row table:style-name="ro3"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string" calcext:value-type="string">
            <text:p>L</text:p>
          </table:table-cell>
          <table:table-cell office:value-type="string" calcext:value-type="string">
            <text:p><text:s text:c="2"/>LDM{&lt;amode&gt;}&lt;c&gt; &lt;Rn&gt;,&lt;registers without pc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string" calcext:value-type="string">
            <text:p>x</text:p>
          </table:table-cell>
          <table:table-cell office:value-type="string" calcext:value-type="string">
            <text:p><text:s text:c="2"/>B&lt;c&gt; &lt;label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x</text:p>
          </table:table-cell>
          <table:table-cell office:value-type="string" calcext:value-type="string">
            <text:p><text:s text:c="2"/>BL&lt;c&gt; &lt;label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 office:value-type="string" calcext:value-type="string">
            <text:p>x</text:p>
          </table:table-cell>
          <table:table-cell office:value-type="string" calcext:value-type="string">
            <text:p><text:s text:c="2"/>SVC&lt;c&gt;_#&lt;imm24&gt;</text:p>
          </table:table-cell>
          <table:table-cell table:style-name="ce3" office:value-type="string" calcext:value-type="string">
            <text:p><text:s/>A1</text:p>
          </table:table-cell>
          <table:table-cell office:value-type="string" calcext:value-type="string">
            <text:p><text:s/>A8.8.228</text:p>
          </table:table-cell>
        </table:table-row>
        <table:table-row table:style-name="ro1" table:number-rows-repeated="1048311">
          <table:table-cell table:number-columns-repeated="35"/>
        </table:table-row>
        <table:table-row table:style-name="ro4" table:number-rows-repeated="2">
          <table:table-cell table:number-columns-repeated="35"/>
        </table:table-row>
        <table:table-row table:style-name="ro4">
          <table:table-cell table:number-columns-repeated="35"/>
        </table:table-row>
      </table:table>
      <table:table table:name="Class0" table:style-name="ta1" table:print="false">
        <office:forms form:automatic-focus="false" form:apply-design-mode="false"/>
        <table:table-column table:style-name="co1" table:number-columns-repeated="32" table:default-cell-style-name="ce1"/>
        <table:table-column table:style-name="co6" table:default-cell-style-name="ce1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/>
          <table:table-cell table:number-columns-repeated="2"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AND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EOR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47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SUB{S}&lt;c&gt; &lt;Rd&gt;,SP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26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SUB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23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RSB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3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ADD{S}&lt;c&gt; &lt;Rd&gt;,SP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1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ADD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ADC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SBC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2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RSC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6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(0)</text:p>
          </table:table-cell>
          <table:table-cell table:style-name="Default" office:value-type="string" calcext:value-type="string">
            <text:p><text:s text:c="2"/>MRS&lt;c&gt; &lt;Rd&gt;,&lt;banked reg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9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(0)</text:p>
          </table:table-cell>
          <table:table-cell table:style-name="Default" office:value-type="string" calcext:value-type="string">
            <text:p><text:s text:c="2"/>MRS&lt;c&gt; &lt;Rd&gt;,&lt;spec reg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8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BXJ&lt;c&gt; 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8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(1)</text:p>
          </table:table-cell>
          <table:table-cell office:value-type="string" calcext:value-type="string">
            <text:p>(0)</text:p>
          </table:table-cell>
          <table:table-cell table:style-name="Default" office:value-type="string" calcext:value-type="string">
            <text:p><text:s text:c="2"/>ERET&lt;c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3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MSR&lt;c&gt; &lt;spec reg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12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MSR&lt;c&gt; &lt;banked reg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10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SMLA&lt;x&gt;&lt;y&gt;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6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SMLAL&lt;x&gt;&lt;y&gt;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9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SMLAW&lt;y&gt;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1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SMULW&lt;y&gt;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0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SMUL&lt;x&gt;&lt;y&gt;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8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TST&lt;c&gt; 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1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TEQ&lt;c&gt; 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8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CMP&lt;c&gt; 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38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CMN&lt;c&gt; 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35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ORR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23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MOV{S}&lt;c&gt; &lt;Rd&gt;,&lt;Rm&gt; (= <text:s/>LSL{S}&lt;c&gt; &lt;Rd&gt;,&lt;Rm&gt;,#&lt;imm5&gt; with imm5 = 0)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04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LSL{S}&lt;c&gt; &lt;Rd&gt;,&lt;Rm&gt;,#&lt;imm5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94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LSR{S}&lt;c&gt; &lt;Rd&gt;,&lt;Rm&gt;,#&lt;im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96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ASR{S}&lt;c&gt; &lt;Rd&gt;,&lt;Rm&gt;,#&lt;im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RRX{S}&lt;c&gt; &lt;Rd&gt;,&lt;Rm&gt; (= <text:s/>ROR{S}&lt;c&gt; &lt;Rd&gt;,&lt;Rm&gt;,#&lt;imm&gt; with imm5 = 0)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1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ROR{S}&lt;c&gt; &lt;Rd&gt;,&lt;Rm&gt;,#&lt;im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9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BIC{S}&lt;c&gt; &lt;Rd&gt;,&lt;Rn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2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MVN{S}&lt;c&gt; &lt;Rd&gt;,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16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AND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AND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EOR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48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SUB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24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RSB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4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ADD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ADC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3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SBC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3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RSC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7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BX&lt;c&gt; 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CLZ&lt;c&gt; &lt;Rd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33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BLX&lt;c&gt; 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QADD&lt;c&gt; &lt;Rd&gt;,&lt;Rm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4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QSUB&lt;c&gt; &lt;Rd&gt;,&lt;Rm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1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QDADD&lt;c&gt; &lt;Rd&gt;,&lt;Rm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8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QDSUB&lt;c&gt; &lt;Rd&gt;,&lt;Rm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9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BKPT #&lt;imm16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HVC #&lt;im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4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SMC&lt;c&gt; #&lt;imm4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B9.3.14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TST&lt;c&gt; 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2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TEQ&lt;c&gt; 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9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CMP&lt;c&gt; 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39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CMN&lt;c&gt; 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36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ORR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24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LSL{S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95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LSR{S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97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ASR{S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ROR{S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0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BIC{S}&lt;c&gt; &lt;Rd&gt;,&lt;Rn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MVN{S}&lt;c&gt; &lt;Rd&gt;,&lt;Rm&gt;,&lt;type&gt;,&lt;Rs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17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MUL{S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14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MLA{S}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00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MUL{S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14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UMAAL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5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MLS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01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UMULL{S}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7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UMLAL{S}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6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SMULL{S}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9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style-name="Default" office:value-type="string" calcext:value-type="string">
            <text:p><text:s text:c="2"/>SMLAL{S}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8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STRHT&lt;c&gt; &lt;Rt&gt;,[&lt;Rn&gt;],+/-&lt;Rm&gt;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219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LDRHT&lt;c&gt; &lt;Rt&gt;,[&lt;Rn&gt;],+/-&lt;Rm&gt;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83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STRHT&lt;c&gt; &lt;Rt&gt;,[&lt;Rn&gt;],{,#+/-&lt;imm8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9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LDRHT&lt;c&gt; &lt;Rt&gt;,[&lt;Rn&gt;],{,#+/-&lt;imm8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3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LDRSBT&lt;c&gt; &lt;Rt&gt;,[&lt;Rn&gt;],+/-&lt;Rm&gt;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87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LDRSBT&lt;c&gt; &lt;Rt&gt;,[&lt;Rn&gt;],{,#+/-&lt;imm8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7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LDRST&lt;c&gt; &lt;Rt&gt;,[&lt;Rn&gt;],+/-&lt;Rm&gt;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91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LDRST&lt;c&gt; &lt;Rt&gt;,[&lt;Rn&gt;],{,#+/-&lt;imm8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91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style-name="Default" office:value-type="string" calcext:value-type="string">
            <text:p><text:s text:c="2"/>SWP{B}&lt;c&gt; &lt;Rt&gt;,&lt;Rt2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29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style-name="Default" office:value-type="string" calcext:value-type="string">
            <text:p><text:s text:c="2"/>STREX&lt;c&gt; &lt;Rd&gt;,&lt;Rt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2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style-name="Default" office:value-type="string" calcext:value-type="string">
            <text:p><text:s text:c="2"/>STREXD&lt;c&gt; &lt;Rd&gt;,&lt;Rt&gt;,&lt;Rt2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4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table:style-name="Default" office:value-type="string" calcext:value-type="string">
            <text:p><text:s text:c="2"/>LDREX&lt;c&gt; &lt;Rt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5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table:style-name="Default" office:value-type="string" calcext:value-type="string">
            <text:p><text:s text:c="2"/>LDREXD&lt;c&gt; &lt;Rt&gt;,&lt;Rt2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7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style-name="Default" office:value-type="string" calcext:value-type="string">
            <text:p><text:s text:c="2"/>STREXB&lt;c&gt; &lt;Rd&gt;,&lt;Rt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3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style-name="Default" office:value-type="string" calcext:value-type="string">
            <text:p><text:s text:c="2"/>STREXH&lt;c&gt; &lt;Rd&gt;,&lt;Rt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5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table:style-name="Default" office:value-type="string" calcext:value-type="string">
            <text:p><text:s text:c="2"/>LDREXB&lt;c&gt; &lt;Rt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6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table:style-name="Default" office:value-type="string" calcext:value-type="string">
            <text:p><text:s text:c="2"/>LDREXH&lt;c&gt; &lt;Rt&gt;,[&lt;Rn&gt;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8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LDRD&lt;c&gt; &lt;Rt&gt;,&lt;Rt2&gt;,&lt;label&gt; LDRD&lt;c&gt; &lt;Rt&gt;,&lt;Rt2&gt;,[PC,#-0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3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STRH&lt;c&gt; &lt;Rt&gt;,[&lt;Rn&gt;,+/-&lt;Rm&gt;]{!} STRH&lt;c&gt; &lt;Rt&gt;,[&lt;Rn&gt;],+/-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8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LDRH&lt;c&gt; &lt;Rt&gt;,[&lt;Rn&gt;,+/-&lt;Rm&gt;]{!} LDRH&lt;c&gt; &lt;Rt&gt;,[&lt;Rn&gt;],+/-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2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STRH&lt;c&gt; &lt;Rt&gt;,[&lt;Rn&gt;{,#+/-&lt;imm8&gt;}] STRH&lt;c&gt; &lt;Rt&gt;,[&lt;Rn&gt;],#+/-&lt;imm8&gt; STRH&lt;c&gt; &lt;Rt&gt;,[&lt;Rn&gt;,#+/-&lt;imm8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7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LDRH&lt;c&gt; &lt;Rt&gt;,&lt;label&gt; LDRH&lt;c&gt; &lt;Rt&gt;,[PC,#-0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1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LDRH&lt;c&gt; &lt;Rt&gt;,[&lt;Rn&gt;{,#+/-&lt;imm8&gt;}] LDRH&lt;c&gt; &lt;Rt&gt;,[&lt;Rn&gt;],#+/-&lt;imm8&gt; LDRH&lt;c&gt; &lt;Rt&gt;,[&lt;Rn&gt;,#+/-&lt;imm8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0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LDRD&lt;c&gt; &lt;Rt&gt;,&lt;Rt2&gt;,[&lt;Rn&gt;,+/-&lt;Rm&gt;]{!} LDRD&lt;c&gt; &lt;Rt&gt;,&lt;Rt2&gt;,[&lt;Rn&gt;],+/-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4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LDRSB&lt;c&gt; &lt;Rt&gt;,[&lt;Rn&gt;,+/-&lt;Rm&gt;]{!} LDRSB&lt;c&gt; &lt;Rt&gt;,[&lt;Rn&gt;],+/-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6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LDRD&lt;c&gt; &lt;Rt&gt;,&lt;Rt2&gt;,[&lt;Rn&gt;{,#+/-&lt;imm8&gt;}] LDRD&lt;c&gt; &lt;Rt&gt;,&lt;Rt2&gt;,[&lt;Rn&gt;],#+/-&lt;imm8&gt; LDRD&lt;c&gt; &lt;Rt&gt;,&lt;Rt2&gt;,[&lt;Rn&gt;,#+/-&lt;imm8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2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LDRSB&lt;c&gt; &lt;Rt&gt;,&lt;label&gt; LDRSB&lt;c&gt; &lt;Rt&gt;,[PC,#-0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5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LDRSB&lt;c&gt; &lt;Rt&gt;,[&lt;Rn&gt;{,#+/-&lt;imm8&gt;}] LDRSB&lt;c&gt; &lt;Rt&gt;,[&lt;Rn&gt;],#+/-&lt;imm8&gt; LDRSB&lt;c&gt; &lt;Rt&gt;,[&lt;Rn&gt;,#+/-&lt;imm8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4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STRD&lt;c&gt; &lt;Rt&gt;,&lt;Rt2&gt;,[&lt;Rn&gt;,+/-&lt;Rm&gt;]{!} STRD&lt;c&gt; &lt;Rt&gt;,&lt;Rt2&gt;,[&lt;Rn&gt;],+/-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1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(0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style-name="Default" office:value-type="string" calcext:value-type="string">
            <text:p><text:s text:c="2"/>LDRS&lt;c&gt; &lt;Rt&gt;,[&lt;Rn&gt;,+/-&lt;Rm&gt;]{!} LDRS&lt;c&gt; &lt;Rt&gt;,[&lt;Rn&gt;],+/-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90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STRD&lt;c&gt; &lt;Rt&gt;,&lt;Rt2&gt;,[&lt;Rn&gt;{,#+/-&lt;imm8&gt;}] STRD&lt;c&gt; &lt;Rt&gt;,&lt;Rt2&gt;,[&lt;Rn&gt;],#+/-&lt;imm8&gt; STRD&lt;c&gt; &lt;Rt&gt;,&lt;Rt2&gt;,[&lt;Rn&gt;,#+/-&lt;imm8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10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LDRS&lt;c&gt; &lt;Rt&gt;,&lt;label&gt; LDRS&lt;c&gt; &lt;Rt&gt;,[PC,#-0]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9</text:p>
          </table:table-cell>
          <table:table-cell/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style-name="Default" office:value-type="string" calcext:value-type="string">
            <text:p><text:s text:c="2"/>LDRS&lt;c&gt; &lt;Rt&gt;,[&lt;Rn&gt;{,#+/-&lt;imm8&gt;}] LDRS&lt;c&gt; &lt;Rt&gt;,[&lt;Rn&gt;],#+/-&lt;imm8&gt; LDRS&lt;c&gt; &lt;Rt&gt;,[&lt;Rn&gt;,#+/-&lt;imm8&gt;]!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88</text:p>
          </table:table-cell>
          <table:table-cell/>
        </table:table-row>
        <table:table-row table:style-name="ro4">
          <table:table-cell table:style-name="Default" table:number-columns-repeated="33"/>
          <table:table-cell table:number-columns-repeated="3"/>
        </table:table-row>
        <table:table-row table:style-name="ro4" table:number-rows-repeated="1048467">
          <table:table-cell table:number-columns-repeated="36"/>
        </table:table-row>
        <table:table-row table:style-name="ro4">
          <table:table-cell table:number-columns-repeated="36"/>
        </table:table-row>
      </table:table>
      <table:table table:name="Class3" table:style-name="ta1" table:print="false">
        <table:table-column table:style-name="co1" table:number-columns-repeated="3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TRT&lt;c&gt; &lt;Rt&gt;,[&lt;Rn&gt;],+/-&lt;Rm&gt;{,&lt;sift&gt;}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220</text:p>
          </table:table-cell>
        </table:table-row>
        <table:table-row table:style-name="ro2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DRT&lt;c&gt; &lt;Rt&gt;,[&lt;Rn&gt;],+/-&lt;Rm&gt;{,&lt;sift&gt;}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92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TRBT&lt;c&gt; &lt;Rt&gt;,[&lt;Rn&gt;],+/-&lt;Rm&gt;{,&lt;sift&gt;}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209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DRBT&lt;c&gt; &lt;Rt&gt;,[&lt;Rn&gt;],+/-&lt;Rm&gt;{,&lt;sift&gt;}</text:p>
          </table:table-cell>
          <table:table-cell table:style-name="ce2" office:value-type="string" calcext:value-type="string">
            <text:p><text:s/>A2</text:p>
          </table:table-cell>
          <table:table-cell office:value-type="string" calcext:value-type="string">
            <text:p><text:s/>A8.8.71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TR&lt;c&gt; &lt;Rt&gt;,[&lt;Rn&gt;,+/-&lt;Rm&gt;{,&lt;sift&gt;}]{!} STR&lt;c&gt; &lt;Rt&gt;,[&lt;Rn&gt;],+/-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05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DR&lt;c&gt; &lt;Rt&gt;,[&lt;Rn&gt;,+/-&lt;Rm&gt;{,&lt;sift&gt;}]{!} LDR&lt;c&gt; &lt;Rt&gt;,[&lt;Rn&gt;],+/-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66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TRB&lt;c&gt; &lt;Rt&gt;,[&lt;Rn&gt;,+/-&lt;Rm&gt;{,&lt;sift&gt;}]{!} STRB&lt;c&gt; &lt;Rt&gt;,[&lt;Rn&gt;],+/-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08</text:p>
          </table:table-cell>
        </table:table-row>
        <table:table-row table:style-name="ro1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t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LDRB&lt;c&gt; &lt;Rt&gt;,[&lt;Rn&gt;,+/-&lt;Rm&gt;{,&lt;sift&gt;}]{!} LDRB&lt;c&gt; &lt;Rt&gt;,[&lt;Rn&gt;],+/-&lt;Rm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70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ADD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8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AS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0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SA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5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SUB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6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ADD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59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SUB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7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ADD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5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AS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7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SA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0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SUB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2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ADD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36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QSUB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3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HADD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9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HAS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1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HSA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2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HSUB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3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HADD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0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HSUB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4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ADD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3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AS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5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SA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8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SUB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9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ADD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4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SUB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0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QADD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8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QAS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0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QSA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1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QSUB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2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QADD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9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QSUB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3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HADD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9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HAS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1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HSAX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2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HSUB16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3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HADD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0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HSUB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54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PKHBT&lt;c&gt; &lt;Rd&gt;,&lt;Rn&gt;,&lt;Rm&gt;{,LSL#&lt;imm&gt;} PKHTB&lt;c&gt; &lt;Rd&gt;,&lt;Rn&gt;,&lt;Rm&gt;{,ASR#&lt;imm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25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SAT&lt;c&gt; &lt;Rd&gt;,#&lt;imm&gt;,&lt;Rn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3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USAT&lt;c&gt; &lt;Rd&gt;,#&lt;imm5&gt;,&lt;Rn&gt;{,&lt;sift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6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EL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6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XTB16&lt;c&gt; &lt;Rd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4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XTAB16&lt;c&gt; &lt;Rd&gt;,&lt;Rn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1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SAT16&lt;c&gt; &lt;Rd&gt;,#&lt;imm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4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XTB&lt;c&gt; &lt;Rd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3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XTAB&lt;c&gt; &lt;Rd&gt;,&lt;Rn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0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REV&lt;c&gt; &lt;Rd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5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REV16&lt;c&gt; &lt;Rd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6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XTH&lt;c&gt; &lt;Rd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5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SXTAH&lt;c&gt; &lt;Rd&gt;,&lt;Rn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32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XTB16&lt;c&gt; &lt;Rd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5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XTAB16&lt;c&gt; &lt;Rd&gt;,&lt;Rn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2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i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USAT16&lt;c&gt; &lt;Rd&gt;,#&lt;imm4&gt;,&lt;Rn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7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XTB&lt;c&gt; &lt;Rd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4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XTAB&lt;c&gt; &lt;Rd&gt;,&lt;Rn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1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RBIT&lt;c&gt; &lt;Rd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4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REVSH&lt;c&gt; &lt;Rd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47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XTH&lt;c&gt; &lt;Rd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6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(0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string" calcext:value-type="string">
            <text:p><text:s text:c="2"/>UXTAH&lt;c&gt; &lt;Rd&gt;,&lt;Rn&gt;,&lt;Rm&gt;{,&lt;rotation&gt;}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73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UAD{X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7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LAD{X}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77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USD{X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1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LSD{X}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2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DIV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5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(1)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UDIV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8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LALD{X}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0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h</text:p>
          </table:table-cell>
          <table:table-cell table:number-columns-repeated="4" office:value-type="string" calcext:value-type="string">
            <text:p>l</text:p>
          </table:table-cell>
          <table:table-cell table:number-columns-repeated="4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LSLD{X}&lt;c&gt; &lt;RdLo&gt;,&lt;RdHi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3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MUL{R}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6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MLA{R}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4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MMLS{R}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85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USAD8&lt;c&gt; &lt;Rd&gt;,&lt;Rn&gt;,&lt;Rm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4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USADA8&lt;c&gt; &lt;Rd&gt;,&lt;Rn&gt;,&lt;Rm&gt;,&lt;Ra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65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w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SBFX&lt;c&gt; &lt;Rd&gt;,&lt;Rn&gt;,#&lt;lsb&gt;,#&lt;width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64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b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<text:s text:c="2"/>BFC&lt;c&gt; &lt;Rd&gt;,#&lt;lsb&gt;,#&lt;width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19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b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BFI&lt;c&gt; &lt;Rd&gt;,&lt;Rn&gt;,#&lt;lsb&gt;,#&lt;width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0</text:p>
          </table:table-cell>
        </table:table-row>
        <table:table-row table:style-name="ro4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2"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<text:s text:c="2"/>UDF&lt;c&gt; #&lt;imm16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7</text:p>
          </table:table-cell>
        </table:table-row>
        <table:table-row table:style-name="ro4">
          <table:table-cell table:number-columns-repeated="4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string" calcext:value-type="string">
            <text:p>w</text:p>
          </table:table-cell>
          <table:table-cell table:number-columns-repeated="4" office:value-type="string" calcext:value-type="string">
            <text:p>d</text:p>
          </table:table-cell>
          <table:table-cell table:number-columns-repeated="5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<text:s text:c="2"/>UBFX&lt;c&gt; &lt;Rd&gt;,&lt;Rn&gt;,#&lt;lsb&gt;,#&lt;width&gt;</text:p>
          </table:table-cell>
          <table:table-cell table:style-name="ce2" office:value-type="string" calcext:value-type="string">
            <text:p><text:s/>A1</text:p>
          </table:table-cell>
          <table:table-cell office:value-type="string" calcext:value-type="string">
            <text:p><text:s/>A8.8.246</text:p>
          </table:table-cell>
        </table:table-row>
        <table:table-row table:style-name="ro4">
          <table:table-cell table:style-name="Default" table:number-columns-repeated="32"/>
          <table:table-cell table:number-columns-repeated="3"/>
        </table:table-row>
        <table:table-row table:style-name="ro1" table:number-rows-repeated="1048489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  <table:database-ranges>
        <table:database-range table:name="__Anonymous_Sheet_DB__0" table:target-range-address="Sheet1.A134:Sheet1.AMJ146" table:contains-header="false">
          <table:sort>
            <table:sort-by table:field-number="11" table:data-type="automatic"/>
          </table:sort>
        </table:database-range>
        <table:database-range table:name="__Anonymous_Sheet_DB__1" table:target-range-address="Class0.A59:Class0.AMJ65" table:contains-header="false">
          <table:sort>
            <table:sort-by table:field-number="9" table:data-type="automatic"/>
            <table:sort-by table:field-number="10" table:data-type="automatic"/>
          </table:sort>
        </table:database-range>
        <table:database-range table:name="__Anonymous_Sheet_DB__2" table:target-range-address="Class3.A49:Class3.AMJ67" table:contains-header="false">
          <table:sort>
            <table:sort-by table:field-number="9" table:data-type="automatic"/>
            <table:sort-by table:field-number="10" table:data-type="automatic"/>
            <table:sort-by table:field-number="11" table:data-type="automatic"/>
            <table:sort-by table:field-number="2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calligra="http://www.calligra.org/2005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fo:border="none" fo:padding="0pt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 style:data-style-name="N2" text:time-value="11:46:27.406981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 LibreOffice_project/c4c7d32d0d49397cad38d62472b0bc8acff48dd6</meta:generator>
    <dc:title/>
    <meta:initial-creator>Unknown</meta:initial-creator>
    <meta:editing-cycles>32</meta:editing-cycles>
    <dc:date>2015-05-07T00:07:39.756943538</dc:date>
    <meta:creation-date>2015-05-03T15:23:20</meta:creation-date>
    <meta:editing-duration>PT21H30M17S</meta:editing-duration>
    <meta:document-statistic meta:table-count="3" meta:cell-count="15881" meta:object-count="0"/>
  </office:meta>
</office:document-meta>
</file>